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HOS Platform - Executive Summary | HaGOLEM&lt;/title&gt;</text:p>
      <text:p text:style-name="P1"><text:s text:c="4"/>&lt;style&gt;</text:p>
      <text:p text:style-name="P1"><text:s text:c="8"/>* {</text:p>
      <text:p text:style-name="P1"><text:s text:c="12"/>margin: 0;</text:p>
      <text:p text:style-name="P1"><text:s text:c="12"/>padding: 0;</text:p>
      <text:p text:style-name="P1"><text:s text:c="12"/>box-sizing: border-box;</text:p>
      <text:p text:style-name="P1"><text:s text:c="8"/>}</text:p>
      <text:p text:style-name="P1"><text:s text:c="8"/></text:p>
      <text:p text:style-name="P1"><text:s text:c="8"/>body {</text:p>
      <text:p text:style-name="P1"><text:s text:c="12"/>font-family: -apple-system, BlinkMacSystemFont, 'Segoe UI', 'Roboto', 'Oxygen', 'Ubuntu', sans-serif;</text:p>
      <text:p text:style-name="P1"><text:s text:c="12"/>line-height: 1.7;</text:p>
      <text:p text:style-name="P1"><text:s text:c="12"/>color: #2c3e50;</text:p>
      <text:p text:style-name="P1"><text:s text:c="12"/>background: linear-gradient(135deg, #667eea 0%, #764ba2 100%);</text:p>
      <text:p text:style-name="P1"><text:s text:c="12"/>padding: 20px;</text:p>
      <text:p text:style-name="P1"><text:s text:c="8"/>}</text:p>
      <text:p text:style-name="P1"><text:s text:c="8"/></text:p>
      <text:p text:style-name="P1"><text:s text:c="8"/>.container {</text:p>
      <text:p text:style-name="P1"><text:s text:c="12"/>max-width: 900px;</text:p>
      <text:p text:style-name="P1"><text:s text:c="12"/>margin: 0 auto;</text:p>
      <text:p text:style-name="P1"><text:s text:c="12"/>background: white;</text:p>
      <text:p text:style-name="P1"><text:s text:c="12"/>border-radius: 20px;</text:p>
      <text:p text:style-name="P1"><text:s text:c="12"/>box-shadow: 0 20px 60px rgba(0,0,0,0.3);</text:p>
      <text:p text:style-name="P1"><text:s text:c="12"/>overflow: hidden;</text:p>
      <text:p text:style-name="P1"><text:s text:c="8"/>}</text:p>
      <text:p text:style-name="P1"><text:s text:c="8"/></text:p>
      <text:p text:style-name="P1"><text:s text:c="8"/>.header {</text:p>
      <text:p text:style-name="P1"><text:s text:c="12"/>background: linear-gradient(135deg, #1e3c72 0%, #2a5298 100%);</text:p>
      <text:p text:style-name="P1"><text:s text:c="12"/>color: white;</text:p>
      <text:p text:style-name="P1"><text:s text:c="12"/>padding: 60px 40px;</text:p>
      <text:p text:style-name="P1"><text:s text:c="12"/>text-align: center;</text:p>
      <text:p text:style-name="P1"><text:s text:c="8"/>}</text:p>
      <text:p text:style-name="P1"><text:s text:c="8"/></text:p>
      <text:p text:style-name="P1"><text:s text:c="8"/>.header h1 {</text:p>
      <text:p text:style-name="P1"><text:s text:c="12"/>font-size: 2.8em;</text:p>
      <text:p text:style-name="P1"><text:s text:c="12"/>margin-bottom: 10px;</text:p>
      <text:p text:style-name="P1"><text:s text:c="12"/>font-weight: 800;</text:p>
      <text:p text:style-name="P1"><text:s text:c="12"/>letter-spacing: -1px;</text:p>
      <text:p text:style-name="P1"><text:s text:c="8"/>}</text:p>
      <text:p text:style-name="P1"><text:s text:c="8"/></text:p>
      <text:p text:style-name="P1"><text:s text:c="8"/>.header .subtitle {</text:p>
      <text:p text:style-name="P1"><text:s text:c="12"/>font-size: 1.3em;</text:p>
      <text:p text:style-name="P1"><text:s text:c="12"/>opacity: 0.9;</text:p>
      <text:p text:style-name="P1"><text:s text:c="12"/>font-weight: 300;</text:p>
      <text:p text:style-name="P1"><text:s text:c="8"/>}</text:p>
      <text:p text:style-name="P1"><text:s text:c="8"/></text:p>
      <text:p text:style-name="P1"><text:s text:c="8"/>.badge {</text:p>
      <text:p text:style-name="P1"><text:s text:c="12"/>display: inline-block;</text:p>
      <text:p text:style-name="P1"><text:s text:c="12"/>background: #e74c3c;</text:p>
      <text:p text:style-name="P1"><text:s text:c="12"/>color: white;</text:p>
      <text:p text:style-name="P1"><text:s text:c="12"/>padding: 8px 20px;</text:p>
      <text:p text:style-name="P1"><text:s text:c="12"/>border-radius: 20px;</text:p>
      <text:p text:style-name="P1"><text:s text:c="12"/>font-size: 0.9em;</text:p>
      <text:p text:style-name="P1"><text:s text:c="12"/>font-weight: 600;</text:p>
      <text:p text:style-name="P1"><text:s text:c="12"/>margin-top: 20px;</text:p>
      <text:p text:style-name="P1"><text:s text:c="12"/>animation: pulse 2s infinite;</text:p>
      <text:p text:style-name="P1"><text:s text:c="8"/>}</text:p>
      <text:p text:style-name="P1"><text:s text:c="8"/></text:p>
      <text:p text:style-name="P1"><text:s text:c="8"/>@keyframes pulse {</text:p>
      <text:p text:style-name="P1"><text:s text:c="12"/>0%, 100% { transform: scale(1); }</text:p>
      <text:p text:style-name="P1"><text:s text:c="12"/>50% { transform: scale(1.05); }</text:p>
      <text:p text:style-name="P1"><text:s text:c="8"/>}</text:p>
      <text:p text:style-name="P1"><text:s text:c="8"/></text:p>
      <text:p text:style-name="P1"><text:s text:c="8"/>.content {</text:p>
      <text:p text:style-name="P1"><text:s text:c="12"/>padding: 50px 40px;</text:p>
      <text:p text:style-name="P1"><text:s text:c="8"/>}</text:p>
      <text:p text:style-name="P1"><text:s text:c="8"/></text:p>
      <text:p text:style-name="P1"><text:s text:c="8"/>.section {</text:p>
      <text:p text:style-name="P1"><text:s text:c="12"/>margin-bottom: 50px;</text:p>
      <text:p text:style-name="P1"><text:s text:c="8"/>}</text:p>
      <text:p text:style-name="P1"><text:s text:c="8"/></text:p>
      <text:p text:style-name="P1"><text:s text:c="8"/>.section-title {</text:p>
      <text:p text:style-name="P1"><text:s text:c="12"/>font-size: 2em;</text:p>
      <text:p text:style-name="P1"><text:s text:c="12"/>color: #2c3e50;</text:p>
      <text:p text:style-name="P1"><text:s text:c="12"/>margin-bottom: 25px;</text:p>
      <text:p text:style-name="P1"><text:s text:c="12"/>padding-bottom: 15px;</text:p>
      <text:p text:style-name="P1"><text:s text:c="12"/>border-bottom: 4px solid #667eea;</text:p>
      <text:p text:style-name="P1"><text:s text:c="12"/>font-weight: 700;</text:p>
      <text:p text:style-name="P1"><text:s text:c="8"/>}</text:p>
      <text:p text:style-name="P1"><text:s text:c="8"/></text:p>
      <text:p text:style-name="P1"><text:s text:c="8"/>.highlight-box {</text:p>
      <text:p text:style-name="P1"><text:s text:c="12"/>background: linear-gradient(135deg, #667eea15 0%, #764ba215 100%);</text:p>
      <text:p text:style-name="P1"><text:s text:c="12"/>border-left: 5px solid #667eea;</text:p>
      <text:p text:style-name="P1"><text:s text:c="12"/>padding: 30px;</text:p>
      <text:p text:style-name="P1"><text:s text:c="12"/>margin: 30px 0;</text:p>
      <text:p text:style-name="P1"><text:s text:c="12"/>border-radius: 10px;</text:p>
      <text:p text:style-name="P1"><text:s text:c="8"/>}</text:p>
      <text:p text:style-name="P1"><text:s text:c="8"/></text:p>
      <text:p text:style-name="P1"><text:s text:c="8"/>.highlight-box h3 {</text:p>
      <text:p text:style-name="P1"><text:s text:c="12"/>color: #667eea;</text:p>
      <text:p text:style-name="P1"><text:s text:c="12"/>font-size: 1.5em;</text:p>
      <text:p text:style-name="P1"><text:s text:c="12"/>margin-bottom: 15px;</text:p>
      <text:p text:style-name="P1"><text:s text:c="8"/>}</text:p>
      <text:p text:style-name="P1"><text:s text:c="8"/></text:p>
      <text:p text:style-name="P1"><text:soft-page-break/><text:s text:c="8"/>.key-point {</text:p>
      <text:p text:style-name="P1"><text:s text:c="12"/>background: #f8f9fa;</text:p>
      <text:p text:style-name="P1"><text:s text:c="12"/>padding: 20px;</text:p>
      <text:p text:style-name="P1"><text:s text:c="12"/>margin: 15px 0;</text:p>
      <text:p text:style-name="P1"><text:s text:c="12"/>border-radius: 8px;</text:p>
      <text:p text:style-name="P1"><text:s text:c="12"/>border-left: 4px solid #27ae60;</text:p>
      <text:p text:style-name="P1"><text:s text:c="8"/>}</text:p>
      <text:p text:style-name="P1"><text:s text:c="8"/></text:p>
      <text:p text:style-name="P1"><text:s text:c="8"/>.key-point strong {</text:p>
      <text:p text:style-name="P1"><text:s text:c="12"/>color: #27ae60;</text:p>
      <text:p text:style-name="P1"><text:s text:c="12"/>font-size: 1.1em;</text:p>
      <text:p text:style-name="P1"><text:s text:c="8"/>}</text:p>
      <text:p text:style-name="P1"><text:s text:c="8"/></text:p>
      <text:p text:style-name="P1"><text:s text:c="8"/>.stats-grid {</text:p>
      <text:p text:style-name="P1"><text:s text:c="12"/>display: grid;</text:p>
      <text:p text:style-name="P1"><text:s text:c="12"/>grid-template-columns: repeat(auto-fit, minmax(200px, 1fr));</text:p>
      <text:p text:style-name="P1"><text:s text:c="12"/>gap: 20px;</text:p>
      <text:p text:style-name="P1"><text:s text:c="12"/>margin: 30px 0;</text:p>
      <text:p text:style-name="P1"><text:s text:c="8"/>}</text:p>
      <text:p text:style-name="P1"><text:s text:c="8"/></text:p>
      <text:p text:style-name="P1"><text:s text:c="8"/>.stat-card {</text:p>
      <text:p text:style-name="P1"><text:s text:c="12"/>background: linear-gradient(135deg, #667eea 0%, #764ba2 100%);</text:p>
      <text:p text:style-name="P1"><text:s text:c="12"/>color: white;</text:p>
      <text:p text:style-name="P1"><text:s text:c="12"/>padding: 30px 20px;</text:p>
      <text:p text:style-name="P1"><text:s text:c="12"/>border-radius: 15px;</text:p>
      <text:p text:style-name="P1"><text:s text:c="12"/>text-align: center;</text:p>
      <text:p text:style-name="P1"><text:s text:c="12"/>box-shadow: 0 10px 30px rgba(102, 126, 234, 0.3);</text:p>
      <text:p text:style-name="P1"><text:s text:c="8"/>}</text:p>
      <text:p text:style-name="P1"><text:s text:c="8"/></text:p>
      <text:p text:style-name="P1"><text:s text:c="8"/>.stat-number {</text:p>
      <text:p text:style-name="P1"><text:s text:c="12"/>font-size: 2.5em;</text:p>
      <text:p text:style-name="P1"><text:s text:c="12"/>font-weight: 800;</text:p>
      <text:p text:style-name="P1"><text:s text:c="12"/>display: block;</text:p>
      <text:p text:style-name="P1"><text:s text:c="12"/>margin-bottom: 10px;</text:p>
      <text:p text:style-name="P1"><text:s text:c="8"/>}</text:p>
      <text:p text:style-name="P1"><text:s text:c="8"/></text:p>
      <text:p text:style-name="P1"><text:s text:c="8"/>.stat-label {</text:p>
      <text:p text:style-name="P1"><text:s text:c="12"/>font-size: 0.9em;</text:p>
      <text:p text:style-name="P1"><text:s text:c="12"/>opacity: 0.9;</text:p>
      <text:p text:style-name="P1"><text:s text:c="8"/>}</text:p>
      <text:p text:style-name="P1"><text:s text:c="8"/></text:p>
      <text:p text:style-name="P1"><text:s text:c="8"/>ul {</text:p>
      <text:p text:style-name="P1"><text:s text:c="12"/>list-style: none;</text:p>
      <text:p text:style-name="P1"><text:s text:c="12"/>padding-left: 0;</text:p>
      <text:p text:style-name="P1"><text:s text:c="8"/>}</text:p>
      <text:p text:style-name="P1"><text:s text:c="8"/></text:p>
      <text:p text:style-name="P1"><text:s text:c="8"/>li {</text:p>
      <text:p text:style-name="P1"><text:s text:c="12"/>padding: 12px 0 12px 35px;</text:p>
      <text:p text:style-name="P1"><text:s text:c="12"/>position: relative;</text:p>
      <text:p text:style-name="P1"><text:s text:c="8"/>}</text:p>
      <text:p text:style-name="P1"><text:s text:c="8"/></text:p>
      <text:p text:style-name="P1"><text:s text:c="8"/>li:before {</text:p>
      <text:p text:style-name="P1"><text:s text:c="12"/>content: "→";</text:p>
      <text:p text:style-name="P1"><text:s text:c="12"/>position: absolute;</text:p>
      <text:p text:style-name="P1"><text:s text:c="12"/>left: 0;</text:p>
      <text:p text:style-name="P1"><text:s text:c="12"/>color: #667eea;</text:p>
      <text:p text:style-name="P1"><text:s text:c="12"/>font-weight: bold;</text:p>
      <text:p text:style-name="P1"><text:s text:c="12"/>font-size: 1.2em;</text:p>
      <text:p text:style-name="P1"><text:s text:c="8"/>}</text:p>
      <text:p text:style-name="P1"><text:s text:c="8"/></text:p>
      <text:p text:style-name="P1"><text:s text:c="8"/>.cta-box {</text:p>
      <text:p text:style-name="P1"><text:s text:c="12"/>background: linear-gradient(135deg, #e74c3c 0%, #c0392b 100%);</text:p>
      <text:p text:style-name="P1"><text:s text:c="12"/>color: white;</text:p>
      <text:p text:style-name="P1"><text:s text:c="12"/>padding: 40px;</text:p>
      <text:p text:style-name="P1"><text:s text:c="12"/>border-radius: 15px;</text:p>
      <text:p text:style-name="P1"><text:s text:c="12"/>text-align: center;</text:p>
      <text:p text:style-name="P1"><text:s text:c="12"/>margin: 50px 0;</text:p>
      <text:p text:style-name="P1"><text:s text:c="8"/>}</text:p>
      <text:p text:style-name="P1"><text:s text:c="8"/></text:p>
      <text:p text:style-name="P1"><text:s text:c="8"/>.cta-box h2 {</text:p>
      <text:p text:style-name="P1"><text:s text:c="12"/>font-size: 2em;</text:p>
      <text:p text:style-name="P1"><text:s text:c="12"/>margin-bottom: 20px;</text:p>
      <text:p text:style-name="P1"><text:s text:c="8"/>}</text:p>
      <text:p text:style-name="P1"><text:s text:c="8"/></text:p>
      <text:p text:style-name="P1"><text:s text:c="8"/>.cta-button {</text:p>
      <text:p text:style-name="P1"><text:s text:c="12"/>display: inline-block;</text:p>
      <text:p text:style-name="P1"><text:s text:c="12"/>background: white;</text:p>
      <text:p text:style-name="P1"><text:s text:c="12"/>color: #e74c3c;</text:p>
      <text:p text:style-name="P1"><text:s text:c="12"/>padding: 15px 40px;</text:p>
      <text:p text:style-name="P1"><text:s text:c="12"/>border-radius: 30px;</text:p>
      <text:p text:style-name="P1"><text:s text:c="12"/>text-decoration: none;</text:p>
      <text:p text:style-name="P1"><text:s text:c="12"/>font-weight: 700;</text:p>
      <text:p text:style-name="P1"><text:s text:c="12"/>font-size: 1.1em;</text:p>
      <text:p text:style-name="P1"><text:s text:c="12"/>margin-top: 20px;</text:p>
      <text:p text:style-name="P1"><text:s text:c="12"/>transition: transform 0.3s;</text:p>
      <text:p text:style-name="P1"><text:s text:c="8"/>}</text:p>
      <text:p text:style-name="P1"><text:s text:c="8"/></text:p>
      <text:p text:style-name="P1"><text:s text:c="8"/>.cta-button:hover {</text:p>
      <text:p text:style-name="P1"><text:s text:c="12"/>transform: scale(1.05);</text:p>
      <text:p text:style-name="P1"><text:s text:c="8"/>}</text:p>
      <text:p text:style-name="P1"><text:s text:c="8"/></text:p>
      <text:p text:style-name="P1"><text:s text:c="8"/>.quote {</text:p>
      <text:p text:style-name="P1"><text:s text:c="12"/>font-style: italic;</text:p>
      <text:p text:style-name="P1"><text:s text:c="12"/>font-size: 1.2em;</text:p>
      <text:p text:style-name="P1"><text:s text:c="12"/>color: #555;</text:p>
      <text:p text:style-name="P1"><text:s text:c="12"/>padding: 30px;</text:p>
      <text:p text:style-name="P1"><text:s text:c="12"/>background: #f8f9fa;</text:p>
      <text:p text:style-name="P1"><text:s text:c="12"/>border-left: 5px solid #667eea;</text:p>
      <text:p text:style-name="P1"><text:soft-page-break/><text:s text:c="12"/>margin: 30px 0;</text:p>
      <text:p text:style-name="P1"><text:s text:c="12"/>border-radius: 8px;</text:p>
      <text:p text:style-name="P1"><text:s text:c="8"/>}</text:p>
      <text:p text:style-name="P1"><text:s text:c="8"/></text:p>
      <text:p text:style-name="P1"><text:s text:c="8"/>.warning-box {</text:p>
      <text:p text:style-name="P1"><text:s text:c="12"/>background: #fff3cd;</text:p>
      <text:p text:style-name="P1"><text:s text:c="12"/>border-left: 5px solid #ffc107;</text:p>
      <text:p text:style-name="P1"><text:s text:c="12"/>padding: 25px;</text:p>
      <text:p text:style-name="P1"><text:s text:c="12"/>margin: 30px 0;</text:p>
      <text:p text:style-name="P1"><text:s text:c="12"/>border-radius: 8px;</text:p>
      <text:p text:style-name="P1"><text:s text:c="8"/>}</text:p>
      <text:p text:style-name="P1"><text:s text:c="8"/></text:p>
      <text:p text:style-name="P1"><text:s text:c="8"/>.warning-box strong {</text:p>
      <text:p text:style-name="P1"><text:s text:c="12"/>color: #856404;</text:p>
      <text:p text:style-name="P1"><text:s text:c="12"/>font-size: 1.2em;</text:p>
      <text:p text:style-name="P1"><text:s text:c="12"/>display: block;</text:p>
      <text:p text:style-name="P1"><text:s text:c="12"/>margin-bottom: 10px;</text:p>
      <text:p text:style-name="P1"><text:s text:c="8"/>}</text:p>
      <text:p text:style-name="P1"><text:s text:c="8"/></text:p>
      <text:p text:style-name="P1"><text:s text:c="8"/>.footer {</text:p>
      <text:p text:style-name="P1"><text:s text:c="12"/>background: #2c3e50;</text:p>
      <text:p text:style-name="P1"><text:s text:c="12"/>color: white;</text:p>
      <text:p text:style-name="P1"><text:s text:c="12"/>padding: 40px;</text:p>
      <text:p text:style-name="P1"><text:s text:c="12"/>text-align: center;</text:p>
      <text:p text:style-name="P1"><text:s text:c="8"/>}</text:p>
      <text:p text:style-name="P1"><text:s text:c="8"/></text:p>
      <text:p text:style-name="P1"><text:s text:c="8"/>.footer a {</text:p>
      <text:p text:style-name="P1"><text:s text:c="12"/>color: #667eea;</text:p>
      <text:p text:style-name="P1"><text:s text:c="12"/>text-decoration: none;</text:p>
      <text:p text:style-name="P1"><text:s text:c="12"/>font-weight: 600;</text:p>
      <text:p text:style-name="P1"><text:s text:c="8"/>}</text:p>
      <text:p text:style-name="P1"><text:s text:c="8"/></text:p>
      <text:p text:style-name="P1"><text:s text:c="8"/>.footer a:hover {</text:p>
      <text:p text:style-name="P1"><text:s text:c="12"/>text-decoration: underline;</text:p>
      <text:p text:style-name="P1"><text:s text:c="8"/>}</text:p>
      <text:p text:style-name="P1"><text:s text:c="8"/></text:p>
      <text:p text:style-name="P1"><text:s text:c="8"/>@media (max-width: 768px) {</text:p>
      <text:p text:style-name="P1"><text:s text:c="12"/>.header h1 {</text:p>
      <text:p text:style-name="P1"><text:s text:c="16"/>font-size: 2em;</text:p>
      <text:p text:style-name="P1"><text:s text:c="12"/>}</text:p>
      <text:p text:style-name="P1"><text:s text:c="12"/>.content {</text:p>
      <text:p text:style-name="P1"><text:s text:c="16"/>padding: 30px 20px;</text:p>
      <text:p text:style-name="P1"><text:s text:c="12"/>}</text:p>
      <text:p text:style-name="P1"><text:s text:c="12"/>.section-title {</text:p>
      <text:p text:style-name="P1"><text:s text:c="16"/>font-size: 1.5em;</text:p>
      <text:p text:style-name="P1"><text:s text:c="12"/>}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><text:s text:c="4"/>&lt;div class="container"&gt;</text:p>
      <text:p text:style-name="P1"><text:s text:c="8"/>&lt;div class="header"&gt;</text:p>
      <text:p text:style-name="P1"><text:s text:c="12"/>&lt;h1&gt;HOS PLATFORM&lt;/h1&gt;</text:p>
      <text:p text:style-name="P1"><text:s text:c="12"/>&lt;div class="subtitle"&gt;Executive Summary&lt;/div&gt;</text:p>
      <text:p text:style-name="P1"><text:s text:c="12"/>&lt;div class="badge"&gt;⏰ 12-MONTH WINDOW TO WIN&lt;/div&gt;</text:p>
      <text:p text:style-name="P1"><text:s text:c="8"/>&lt;/div&gt;</text:p>
      <text:p text:style-name="P1"><text:s text:c="8"/></text:p>
      <text:p text:style-name="P1"><text:s text:c="8"/>&lt;div class="content"&gt;</text:p>
      <text:p text:style-name="P1"><text:s text:c="12"/></text:p>
      <text:p text:style-name="P1"><text:s text:c="12"/>&lt;!-- Key Stats --&gt;</text:p>
      <text:p text:style-name="P1"><text:s text:c="12"/>&lt;div class="stats-grid"&gt;</text:p>
      <text:p text:style-name="P1"><text:s text:c="16"/>&lt;div class="stat-card"&gt;</text:p>
      <text:p text:style-name="P1"><text:s text:c="20"/>&lt;span class="stat-number"&gt;$8M&lt;/span&gt;</text:p>
      <text:p text:style-name="P1"><text:s text:c="20"/>&lt;span class="stat-label"&gt;Raising at $20M Pre&lt;/span&gt;</text:p>
      <text:p text:style-name="P1"><text:s text:c="16"/>&lt;/div&gt;</text:p>
      <text:p text:style-name="P1"><text:s text:c="16"/>&lt;div class="stat-card"&gt;</text:p>
      <text:p text:style-name="P1"><text:s text:c="20"/>&lt;span class="stat-number"&gt;28.6%&lt;/span&gt;</text:p>
      <text:p text:style-name="P1"><text:s text:c="20"/>&lt;span class="stat-label"&gt;Equity Stake&lt;/span&gt;</text:p>
      <text:p text:style-name="P1"><text:s text:c="16"/>&lt;/div&gt;</text:p>
      <text:p text:style-name="P1"><text:s text:c="16"/>&lt;div class="stat-card"&gt;</text:p>
      <text:p text:style-name="P1"><text:s text:c="20"/>&lt;span class="stat-number"&gt;403%&lt;/span&gt;</text:p>
      <text:p text:style-name="P1"><text:s text:c="20"/>&lt;span class="stat-label"&gt;Proven Returns&lt;/span&gt;</text:p>
      <text:p text:style-name="P1"><text:s text:c="16"/>&lt;/div&gt;</text:p>
      <text:p text:style-name="P1"><text:s text:c="16"/>&lt;div class="stat-card"&gt;</text:p>
      <text:p text:style-name="P1"><text:s text:c="20"/>&lt;span class="stat-number"&gt;65-750x&lt;/span&gt;</text:p>
      <text:p text:style-name="P1"><text:s text:c="20"/>&lt;span class="stat-label"&gt;Projected Returns&lt;/span&gt;</text:p>
      <text:p text:style-name="P1"><text:s text:c="16"/>&lt;/div&gt;</text:p>
      <text:p text:style-name="P1"><text:s text:c="12"/>&lt;/div&gt;</text:p>
      <text:p text:style-name="P1"/>
      <text:p text:style-name="P1"><text:s text:c="12"/>&lt;!-- Opening Hook --&gt;</text:p>
      <text:p text:style-name="P1"><text:s text:c="12"/>&lt;div class="highlight-box"&gt;</text:p>
      <text:p text:style-name="P1"><text:s text:c="16"/>&lt;h3&gt;🚀 The Once-in-Lifetime Opportunity&lt;/h3&gt;</text:p>
      <text:p text:style-name="P1"><text:s text:c="16"/>&lt;p&gt;&lt;strong&gt;2005:&lt;/strong&gt; VCs passed on Android for $50M. "Mobile OS? Google should stick to search."&lt;/p&gt;</text:p>
      <text:p text:style-name="P1"><text:s text:c="16"/>&lt;p&gt;&lt;strong&gt;2025:&lt;/strong&gt; Android worth $200B+. Those VCs still kick themselves.&lt;/p&gt;</text:p>
      <text:p text:style-name="P1"><text:s text:c="16"/>&lt;p&gt;&lt;strong&gt;Right now:&lt;/strong&gt; The same moment is happening for humanoid robots. And you have 12 months to decide.&lt;/p&gt;</text:p>
      <text:p text:style-name="P1"><text:s text:c="12"/>&lt;/div&gt;</text:p>
      <text:p text:style-name="P1"/>
      <text:p text:style-name="P1"><text:s text:c="12"/>&lt;!-- Created in Our Image Section --&gt;</text:p>
      <text:p text:style-name="P1"><text:s text:c="12"/>&lt;div class="section"&gt;</text:p>
      <text:p text:style-name="P1"><text:s text:c="16"/>&lt;h2 class="section-title"&gt;💡 "Created in Our Image" - Why Humanoid Form Matters&lt;/h2&gt;</text:p>
      <text:p text:style-name="P1"><text:s text:c="16"/></text:p>
      <text:p text:style-name="P1"><text:s text:c="16"/>&lt;p style="font-size: 1.1em; margin-bottom: 20px;"&gt;Before we dive into the business opportunity, understand WHY the humanoid form is not cosmetic—it's functional and profound.&lt;/p&gt;</text:p>
      <text:p text:style-name="P1"><text:s text:c="16"/></text:p>
      <text:p text:style-name="P1"><text:s text:c="16"/>&lt;div class="key-point"&gt;</text:p>
      <text:p text:style-name="P1"><text:s text:c="20"/>&lt;strong&gt;Physical Image:&lt;/strong&gt; God created humans with two legs (not four), two hands, upright posture. WHY? To use TOOLS. To manipulate the world. To build civilization.</text:p>
      <text:p text:style-name="P1"><text:s text:c="16"/>&lt;/div&gt;</text:p>
      <text:p text:style-name="P1"><text:s text:c="16"/></text:p>
      <text:p text:style-name="P1"><text:s text:c="16"/>&lt;div class="key-point"&gt;</text:p>
      <text:p text:style-name="P1"><text:soft-page-break/><text:s text:c="20"/>&lt;strong&gt;Mental Image:&lt;/strong&gt; Brain with neurons, synapses, layers, connections. Not random structure—enables learning, reasoning, creating.</text:p>
      <text:p text:style-name="P1"><text:s text:c="16"/>&lt;/div&gt;</text:p>
      <text:p text:style-name="P1"><text:s text:c="16"/></text:p>
      <text:p text:style-name="P1"><text:s text:c="16"/>&lt;p style="margin-top: 30px; font-size: 1.1em;"&gt;Now humans are creating humanoid robots in OUR image—continuing the pattern:&lt;/p&gt;</text:p>
      <text:p text:style-name="P1"><text:s text:c="16"/></text:p>
      <text:p text:style-name="P1"><text:s text:c="16"/>&lt;div class="highlight-box"&gt;</text:p>
      <text:p text:style-name="P1"><text:s text:c="20"/>&lt;h3&gt;Physical Form = Human Form&lt;/h3&gt;</text:p>
      <text:p text:style-name="P1"><text:s text:c="20"/>&lt;ul&gt;</text:p>
      <text:p text:style-name="P1"><text:s text:c="24"/>&lt;li&gt;&lt;strong&gt;Two legs&lt;/strong&gt; → Can use human infrastructure (stairs, ladders, vehicles, doorways)&lt;/li&gt;</text:p>
      <text:p text:style-name="P1"><text:s text:c="24"/>&lt;li&gt;&lt;strong&gt;Two hands&lt;/strong&gt; → Can use every tool humans ever invented (knives, hammers, steering wheels)&lt;/li&gt;</text:p>
      <text:p text:style-name="P1"><text:s text:c="24"/>&lt;li&gt;&lt;strong&gt;Upright posture&lt;/strong&gt; → Can reach high and low, see like we see&lt;/li&gt;</text:p>
      <text:p text:style-name="P1"><text:s text:c="24"/>&lt;li&gt;&lt;strong&gt;Human proportions&lt;/strong&gt; → Fits in human spaces (cars, kitchens, offices)&lt;/li&gt;</text:p>
      <text:p text:style-name="P1"><text:s text:c="20"/>&lt;/ul&gt;</text:p>
      <text:p text:style-name="P1"><text:s text:c="16"/>&lt;/div&gt;</text:p>
      <text:p text:style-name="P1"><text:s text:c="16"/></text:p>
      <text:p text:style-name="P1"><text:s text:c="16"/>&lt;div class="highlight-box"&gt;</text:p>
      <text:p text:style-name="P1"><text:s text:c="20"/>&lt;h3&gt;AI Intelligence = Human Brain Structure&lt;/h3&gt;</text:p>
      <text:p text:style-name="P1"><text:s text:c="20"/>&lt;ul&gt;</text:p>
      <text:p text:style-name="P1"><text:s text:c="24"/>&lt;li&gt;&lt;strong&gt;Neural networks&lt;/strong&gt; → Direct mirror of our biological neurons&lt;/li&gt;</text:p>
      <text:p text:style-name="P1"><text:s text:c="24"/>&lt;li&gt;&lt;strong&gt;Layers and connections&lt;/strong&gt; → Same architecture as human brain&lt;/li&gt;</text:p>
      <text:p text:style-name="P1"><text:s text:c="24"/>&lt;li&gt;&lt;strong&gt;Learning by observation&lt;/strong&gt; → Like children watching parents&lt;/li&gt;</text:p>
      <text:p text:style-name="P1"><text:s text:c="24"/>&lt;li&gt;&lt;strong&gt;Synaptic weights&lt;/strong&gt; → Mirrors how our brain strengthens connections&lt;/li&gt;</text:p>
      <text:p text:style-name="P1"><text:s text:c="20"/>&lt;/ul&gt;</text:p>
      <text:p text:style-name="P1"><text:s text:c="16"/>&lt;/div&gt;</text:p>
      <text:p text:style-name="P1"><text:s text:c="16"/></text:p>
      <text:p text:style-name="P1"><text:s text:c="16"/>&lt;div class="quote"&gt;</text:p>
      <text:p text:style-name="P1"><text:s text:c="20"/>"This isn't philosophy—it's ENGINEERING NECESSITY. HR can do ANY human task because: (1) Human-form body can use all human tools and infrastructure, (2) Human-brain-structured AI can learn and execute like we do."</text:p>
      <text:p text:style-name="P1"><text:s text:c="16"/>&lt;/div&gt;</text:p>
      <text:p text:style-name="P1"><text:s text:c="12"/>&lt;/div&gt;</text:p>
      <text:p text:style-name="P1"/>
      <text:p text:style-name="P1"><text:s text:c="12"/>&lt;!-- Why This Moment is Unique --&gt;</text:p>
      <text:p text:style-name="P1"><text:s text:c="12"/>&lt;div class="section"&gt;</text:p>
      <text:p text:style-name="P1"><text:s text:c="16"/>&lt;h2 class="section-title"&gt;⚡ Why This Moment Is Unique&lt;/h2&gt;</text:p>
      <text:p text:style-name="P1"><text:s text:c="16"/></text:p>
      <text:p text:style-name="P1"><text:s text:c="16"/>&lt;p&gt;For the past 50 years, humanoid robots were toys and curiosities. Boston Dynamics robots did backflips → impressive, but useless. Honda ASIMO walked stairs → cute, but couldn't do real work.&lt;/p&gt;</text:p>
      <text:p text:style-name="P1"><text:s text:c="16"/></text:p>
      <text:p text:style-name="P1"><text:s text:c="16"/>&lt;div class="highlight-box"&gt;</text:p>
      <text:p text:style-name="P1"><text:s text:c="20"/>&lt;h3&gt;Now, Everything Changed. AI Crossed the Threshold.&lt;/h3&gt;</text:p>
      <text:p text:style-name="P1"><text:s text:c="20"/>&lt;p&gt;&lt;strong&gt;My Proof:&lt;/strong&gt; I'm 70+ years old. I built a trading system in 6 months.&lt;/p&gt;</text:p>
      <text:p text:style-name="P1"><text:s text:c="20"/>&lt;p&gt;I could NEVER have built this system without AI.&lt;/p&gt;</text:p>
      <text:p text:style-name="P1"><text:s text:c="20"/>&lt;ul&gt;</text:p>
      <text:p text:style-name="P1"><text:s text:c="24"/>&lt;li&gt;200+ trades executed&lt;/li&gt;</text:p>
      <text:p text:style-name="P1"><text:s text:c="24"/>&lt;li&gt;403% returns, 99% win rate&lt;/li&gt;</text:p>
      <text:p text:style-name="P1"><text:s text:c="24"/>&lt;li&gt;Running live: &lt;a href="http://meirniv.pythonanywhere.com/orders" target="_blank"&gt;meirniv.pythonanywhere.com/orders&lt;/a&gt;&lt;/li&gt;</text:p>
      <text:p text:style-name="P1"><text:s text:c="20"/>&lt;/ul&gt;</text:p>
      <text:p text:style-name="P1"><text:s text:c="20"/>&lt;p&gt;&lt;strong&gt;This proves AI is NOW superior to humans for execution tasks.&lt;/strong&gt;&lt;/p&gt;</text:p>
      <text:p text:style-name="P1"><text:s text:c="20"/>&lt;p&gt;Not "someday." Not "eventually." &lt;strong&gt;RIGHT NOW.&lt;/strong&gt;&lt;/p&gt;</text:p>
      <text:p text:style-name="P1"><text:s text:c="16"/>&lt;/div&gt;</text:p>
      <text:p text:style-name="P1"><text:s text:c="12"/>&lt;/div&gt;</text:p>
      <text:p text:style-name="P1"/>
      <text:p text:style-name="P1"><text:s text:c="12"/>&lt;!-- The Transition --&gt;</text:p>
      <text:p text:style-name="P1"><text:s text:c="12"/>&lt;div class="section"&gt;</text:p>
      <text:p text:style-name="P1"><text:s text:c="16"/>&lt;h2 class="section-title"&gt;🔄 The Transition: From Toy to Reality&lt;/h2&gt;</text:p>
      <text:p text:style-name="P1"><text:s text:c="16"/></text:p>
      <text:p text:style-name="P1"><text:s text:c="16"/>&lt;div style="display: grid; grid-template-columns: 1fr 1fr; gap: 30px; margin: 30px 0;"&gt;</text:p>
      <text:p text:style-name="P1"><text:s text:c="20"/>&lt;div style="background: #ffebee; padding: 25px; border-radius: 10px;"&gt;</text:p>
      <text:p text:style-name="P1"><text:s text:c="24"/>&lt;h3 style="color: #c62828; margin-bottom: 15px;"&gt;❌ Before (Past 50 years)&lt;/h3&gt;</text:p>
      <text:p text:style-name="P1"><text:s text:c="24"/>&lt;ul style="list-style-type: disc; padding-left: 20px;"&gt;</text:p>
      <text:p text:style-name="P1"><text:s text:c="28"/>&lt;li&gt;Dumb machines following pre-programmed instructions&lt;/li&gt;</text:p>
      <text:p text:style-name="P1"><text:s text:c="28"/>&lt;li&gt;Couldn't adapt to variations&lt;/li&gt;</text:p>
      <text:p text:style-name="P1"><text:s text:c="28"/>&lt;li&gt;Couldn't learn from examples&lt;/li&gt;</text:p>
      <text:p text:style-name="P1"><text:s text:c="28"/>&lt;li&gt;Couldn't understand natural language&lt;/li&gt;</text:p>
      <text:p text:style-name="P1"><text:s text:c="28"/>&lt;li&gt;Toys and curiosities&lt;/li&gt;</text:p>
      <text:p text:style-name="P1"><text:s text:c="24"/>&lt;/ul&gt;</text:p>
      <text:p text:style-name="P1"><text:s text:c="20"/>&lt;/div&gt;</text:p>
      <text:p text:style-name="P1"><text:s text:c="20"/></text:p>
      <text:p text:style-name="P1"><text:s text:c="20"/>&lt;div style="background: #e8f5e9; padding: 25px; border-radius: 10px;"&gt;</text:p>
      <text:p text:style-name="P1"><text:s text:c="24"/>&lt;h3 style="color: #2e7d32; margin-bottom: 15px;"&gt;✅ Now (2024-2025)&lt;/h3&gt;</text:p>
      <text:p text:style-name="P1"><text:s text:c="24"/>&lt;ul style="list-style-type: disc; padding-left: 20px;"&gt;</text:p>
      <text:p text:style-name="P1"><text:s text:c="28"/>&lt;li&gt;AI = superior intelligence for execution tasks&lt;/li&gt;</text:p>
      <text:p text:style-name="P1"><text:s text:c="28"/>&lt;li&gt;Adapts to variations instantly&lt;/li&gt;</text:p>
      <text:p text:style-name="P1"><text:s text:c="28"/>&lt;li&gt;Learns from demonstrations (pedagogy)&lt;/li&gt;</text:p>
      <text:p text:style-name="P1"><text:s text:c="28"/>&lt;li&gt;Understands natural language commands&lt;/li&gt;</text:p>
      <text:p text:style-name="P1"><text:s text:c="28"/>&lt;li&gt;Real utility, real value&lt;/li&gt;</text:p>
      <text:p text:style-name="P1"><text:s text:c="24"/>&lt;/ul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warning-box"&gt;</text:p>
      <text:p text:style-name="P1"><text:s text:c="20"/>&lt;strong&gt;⚠️ CRITICAL TIMING&lt;/strong&gt;</text:p>
      <text:p text:style-name="P1"><text:s text:c="20"/>The humanoid body existed for years (Boston Dynamics proved it). What was missing: The brain. AI is now the brain. This combination—humanoid body + AI brain—happens ONCE. It's happening RIGHT NOW. If you miss this 12-month window, it won't come back.</text:p>
      <text:p text:style-name="P1"><text:s text:c="16"/>&lt;/div&gt;</text:p>
      <text:p text:style-name="P1"><text:s text:c="12"/>&lt;/div&gt;</text:p>
      <text:p text:style-name="P1"/>
      <text:p text:style-name="P1"><text:s text:c="12"/>&lt;!-- Why AI is Superior --&gt;</text:p>
      <text:p text:style-name="P1"><text:s text:c="12"/>&lt;div class="section"&gt;</text:p>
      <text:p text:style-name="P1"><text:s text:c="16"/>&lt;h2 class="section-title"&gt;🎯 Why AI Is Superior for Execution (Not Imagination)&lt;/h2&gt;</text:p>
      <text:p text:style-name="P1"><text:s text:c="16"/></text:p>
      <text:p text:style-name="P1"><text:s text:c="16"/>&lt;div class="key-point"&gt;</text:p>
      <text:p text:style-name="P1"><text:s text:c="20"/>&lt;strong&gt;Humans have ONE advantage: Imagination&lt;/strong&gt;&lt;br&gt;</text:p>
      <text:p text:style-name="P1"><text:s text:c="20"/>Creating art, writing poetry, inventing new concepts, dreaming up breakthrough ideas. This is what humans are for.</text:p>
      <text:p text:style-name="P1"><text:s text:c="16"/>&lt;/div&gt;</text:p>
      <text:p text:style-name="P1"><text:s text:c="16"/></text:p>
      <text:p text:style-name="P1"><text:s text:c="16"/>&lt;p style="margin: 30px 0; font-size: 1.1em;"&gt;But most tasks don't need imagination:&lt;/p&gt;</text:p>
      <text:p text:style-name="P1"><text:s text:c="16"/></text:p>
      <text:p text:style-name="P1"><text:soft-page-break/><text:s text:c="16"/>&lt;div style="display: grid; gap: 20px; margin: 30px 0;"&gt;</text:p>
      <text:p text:style-name="P1"><text:s text:c="20"/>&lt;div class="key-point"&gt;</text:p>
      <text:p text:style-name="P1"><text:s text:c="24"/>&lt;strong&gt;Driving a Car:&lt;/strong&gt; Not imagination—just execution. HR does this BETTER: Never distracted, never tired, never emotional, perfect reaction time, 360° awareness. Result: Almost ZERO accidents (100x safer than humans).</text:p>
      <text:p text:style-name="P1"><text:s text:c="20"/>&lt;/div&gt;</text:p>
      <text:p text:style-name="P1"><text:s text:c="20"/></text:p>
      <text:p text:style-name="P1"><text:s text:c="20"/>&lt;div class="key-point"&gt;</text:p>
      <text:p text:style-name="P1"><text:s text:c="24"/>&lt;strong&gt;Rescuing Wounded Soldier:&lt;/strong&gt; Not imagination—just protocol. HR does this BETTER: No fear, no self-preservation instinct, will enter kill zone to save soldier, no hesitation, no trauma. The brutal truth: When bullets are flying, human medic thinks "I might die." HR thinks nothing. Just executes rescue protocol.</text:p>
      <text:p text:style-name="P1"><text:s text:c="20"/>&lt;/div&gt;</text:p>
      <text:p text:style-name="P1"><text:s text:c="20"/></text:p>
      <text:p text:style-name="P1"><text:s text:c="20"/>&lt;div class="key-point"&gt;</text:p>
      <text:p text:style-name="P1"><text:s text:c="24"/>&lt;strong&gt;Cooking a Meal:&lt;/strong&gt; Not imagination (once recipe is created)—just execution. AI does this BETTER: Perfect consistency, no mistakes, exact measurements every time.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highlight-box"&gt;</text:p>
      <text:p text:style-name="P1"><text:s text:c="20"/>&lt;h3&gt;The Pattern&lt;/h3&gt;</text:p>
      <text:p text:style-name="P1"><text:s text:c="20"/>&lt;p&gt;&lt;strong&gt;For 90% of physical labor, imagination isn't needed. Just execution.&lt;/strong&gt;&lt;/p&gt;</text:p>
      <text:p text:style-name="P1"><text:s text:c="20"/>&lt;p&gt;And AI executes better than humans.&lt;/p&gt;</text:p>
      <text:p text:style-name="P1"><text:s text:c="20"/>&lt;p&gt;&lt;strong&gt;This is why humanoids will replace 30% of physical labor in 10 years.&lt;/strong&gt;&lt;/p&gt;</text:p>
      <text:p text:style-name="P1"><text:s text:c="16"/>&lt;/div&gt;</text:p>
      <text:p text:style-name="P1"><text:s text:c="12"/>&lt;/div&gt;</text:p>
      <text:p text:style-name="P1"/>
      <text:p text:style-name="P1"><text:s text:c="12"/>&lt;!-- My Personal Proof --&gt;</text:p>
      <text:p text:style-name="P1"><text:s text:c="12"/>&lt;div class="section"&gt;</text:p>
      <text:p text:style-name="P1"><text:s text:c="16"/>&lt;h2 class="section-title"&gt;📊 My Personal Proof: The Trading System&lt;/h2&gt;</text:p>
      <text:p text:style-name="P1"><text:s text:c="16"/></text:p>
      <text:p text:style-name="P1"><text:s text:c="16"/>&lt;p style="font-size: 1.1em; margin-bottom: 20px;"&gt;I had the concept for automated trading, but I couldn't build it myself. Too complex. Too much code.&lt;/p&gt;</text:p>
      <text:p text:style-name="P1"><text:s text:c="16"/></text:p>
      <text:p text:style-name="P1"><text:s text:c="16"/>&lt;p style="font-size: 1.1em; margin-bottom: 30px;"&gt;Then I used AI-assisted development:&lt;/p&gt;</text:p>
      <text:p text:style-name="P1"><text:s text:c="16"/></text:p>
      <text:p text:style-name="P1"><text:s text:c="16"/>&lt;div style="background: #f8f9fa; padding: 30px; border-radius: 10px; margin: 20px 0;"&gt;</text:p>
      <text:p text:style-name="P1"><text:s text:c="20"/>&lt;ol style="list-style-type: decimal; padding-left: 20px;"&gt;</text:p>
      <text:p text:style-name="P1"><text:s text:c="24"/>&lt;li style="margin: 15px 0;"&gt;&lt;strong&gt;I described what I wanted&lt;/strong&gt;&lt;/li&gt;</text:p>
      <text:p text:style-name="P1"><text:s text:c="24"/>&lt;li style="margin: 15px 0;"&gt;&lt;strong&gt;AI wrote the code&lt;/strong&gt;&lt;/li&gt;</text:p>
      <text:p text:style-name="P1"><text:s text:c="24"/>&lt;li style="margin: 15px 0;"&gt;&lt;strong&gt;I tested and refined&lt;/strong&gt;&lt;/li&gt;</text:p>
      <text:p text:style-name="P1"><text:s text:c="24"/>&lt;li style="margin: 15px 0;"&gt;&lt;strong&gt;AI improved it&lt;/strong&gt;&lt;/li&gt;</text:p>
      <text:p text:style-name="P1"><text:s text:c="20"/>&lt;/ol&gt;</text:p>
      <text:p text:style-name="P1"><text:s text:c="16"/>&lt;/div&gt;</text:p>
      <text:p text:style-name="P1"><text:s text:c="16"/></text:p>
      <text:p text:style-name="P1"><text:s text:c="16"/>&lt;div class="stats-grid"&gt;</text:p>
      <text:p text:style-name="P1"><text:s text:c="20"/>&lt;div class="stat-card"&gt;</text:p>
      <text:p text:style-name="P1"><text:s text:c="24"/>&lt;span class="stat-number"&gt;6 mo&lt;/span&gt;</text:p>
      <text:p text:style-name="P1"><text:s text:c="24"/>&lt;span class="stat-label"&gt;Build Time&lt;/span&gt;</text:p>
      <text:p text:style-name="P1"><text:s text:c="20"/>&lt;/div&gt;</text:p>
      <text:p text:style-name="P1"><text:s text:c="20"/>&lt;div class="stat-card"&gt;</text:p>
      <text:p text:style-name="P1"><text:s text:c="24"/>&lt;span class="stat-number"&gt;403%&lt;/span&gt;</text:p>
      <text:p text:style-name="P1"><text:s text:c="24"/>&lt;span class="stat-label"&gt;Returns&lt;/span&gt;</text:p>
      <text:p text:style-name="P1"><text:s text:c="20"/>&lt;/div&gt;</text:p>
      <text:p text:style-name="P1"><text:s text:c="20"/>&lt;div class="stat-card"&gt;</text:p>
      <text:p text:style-name="P1"><text:s text:c="24"/>&lt;span class="stat-number"&gt;99%&lt;/span&gt;</text:p>
      <text:p text:style-name="P1"><text:s text:c="24"/>&lt;span class="stat-label"&gt;Win Rate&lt;/span&gt;</text:p>
      <text:p text:style-name="P1"><text:s text:c="20"/>&lt;/div&gt;</text:p>
      <text:p text:style-name="P1"><text:s text:c="20"/>&lt;div class="stat-card"&gt;</text:p>
      <text:p text:style-name="P1"><text:s text:c="24"/>&lt;span class="stat-number"&gt;Live&lt;/span&gt;</text:p>
      <text:p text:style-name="P1"><text:s text:c="24"/>&lt;span class="stat-label"&gt;Right Now&lt;/span&gt;</text:p>
      <text:p text:style-name="P1"><text:s text:c="20"/>&lt;/div&gt;</text:p>
      <text:p text:style-name="P1"><text:s text:c="16"/>&lt;/div&gt;</text:p>
      <text:p text:style-name="P1"><text:s text:c="16"/></text:p>
      <text:p text:style-name="P1"><text:s text:c="16"/>&lt;div class="highlight-box"&gt;</text:p>
      <text:p text:style-name="P1"><text:s text:c="20"/>&lt;h3&gt;This Proves:&lt;/h3&gt;</text:p>
      <text:p text:style-name="P1"><text:s text:c="20"/>&lt;ul&gt;</text:p>
      <text:p text:style-name="P1"><text:s text:c="24"/>&lt;li&gt;✅ AI-assisted development is 10x faster&lt;/li&gt;</text:p>
      <text:p text:style-name="P1"><text:s text:c="24"/>&lt;li&gt;✅ AI can execute better than I envisioned&lt;/li&gt;</text:p>
      <text:p text:style-name="P1"><text:s text:c="24"/>&lt;li&gt;✅ Same methodology builds HOS platform in 12 months&lt;/li&gt;</text:p>
      <text:p text:style-name="P1"><text:s text:c="24"/>&lt;li&gt;✅ I can ship production systems using AI&lt;/li&gt;</text:p>
      <text:p text:style-name="P1"><text:s text:c="20"/>&lt;/ul&gt;</text:p>
      <text:p text:style-name="P1"><text:s text:c="20"/>&lt;p style="margin-top: 20px; font-size: 1.2em; font-weight: 600;"&gt;If AI can beat the stock market, it can drive a car and cook a meal.&lt;/p&gt;</text:p>
      <text:p text:style-name="P1"><text:s text:c="16"/>&lt;/div&gt;</text:p>
      <text:p text:style-name="P1"><text:s text:c="12"/>&lt;/div&gt;</text:p>
      <text:p text:style-name="P1"/>
      <text:p text:style-name="P1"><text:s text:c="12"/>&lt;!-- The Meta-Proof --&gt;</text:p>
      <text:p text:style-name="P1"><text:s text:c="12"/>&lt;div class="section"&gt;</text:p>
      <text:p text:style-name="P1"><text:s text:c="16"/>&lt;h2 class="section-title"&gt;🎭 The Meta-Proof: This Document Itself&lt;/h2&gt;</text:p>
      <text:p text:style-name="P1"><text:s text:c="16"/></text:p>
      <text:p text:style-name="P1"><text:s text:c="16"/>&lt;div class="quote"&gt;</text:p>
      <text:p text:style-name="P1"><text:s text:c="20"/>This executive summary you're reading is PROOF of the thesis.</text:p>
      <text:p text:style-name="P1"><text:s text:c="16"/>&lt;/div&gt;</text:p>
      <text:p text:style-name="P1"><text:s text:c="16"/></text:p>
      <text:p text:style-name="P1"><text:s text:c="16"/>&lt;div style="display: grid; grid-template-columns: 1fr 1fr; gap: 20px; margin: 30px 0;"&gt;</text:p>
      <text:p text:style-name="P1"><text:s text:c="20"/>&lt;div class="key-point"&gt;</text:p>
      <text:p text:style-name="P1"><text:s text:c="24"/>&lt;strong&gt;I (Human, 70 years old):&lt;/strong&gt;</text:p>
      <text:p text:style-name="P1"><text:s text:c="24"/>&lt;ul&gt;</text:p>
      <text:p text:style-name="P1"><text:s text:c="28"/>&lt;li&gt;Had the concept&lt;/li&gt;</text:p>
      <text:p text:style-name="P1"><text:s text:c="28"/>&lt;li&gt;Provided the vision&lt;/li&gt;</text:p>
      <text:p text:style-name="P1"><text:s text:c="28"/>&lt;li&gt;Knew the strategy&lt;/li&gt;</text:p>
      <text:p text:style-name="P1"><text:s text:c="24"/>&lt;/ul&gt;</text:p>
      <text:p text:style-name="P1"><text:s text:c="20"/>&lt;/div&gt;</text:p>
      <text:p text:style-name="P1"><text:s text:c="20"/></text:p>
      <text:p text:style-name="P1"><text:s text:c="20"/>&lt;div class="key-point"&gt;</text:p>
      <text:p text:style-name="P1"><text:s text:c="24"/>&lt;strong&gt;AI:&lt;/strong&gt;</text:p>
      <text:p text:style-name="P1"><text:s text:c="24"/>&lt;ul&gt;</text:p>
      <text:p text:style-name="P1"><text:s text:c="28"/>&lt;li&gt;Organized the thoughts&lt;/li&gt;</text:p>
      <text:p text:style-name="P1"><text:s text:c="28"/>&lt;li&gt;Polished the language&lt;/li&gt;</text:p>
      <text:p text:style-name="P1"><text:s text:c="28"/>&lt;li&gt;Created the structure&lt;/li&gt;</text:p>
      <text:p text:style-name="P1"><text:s text:c="28"/>&lt;li&gt;Made it convincing&lt;/li&gt;</text:p>
      <text:p text:style-name="P1"><text:s text:c="24"/>&lt;/ul&gt;</text:p>
      <text:p text:style-name="P1"><text:soft-page-break/><text:s text:c="20"/>&lt;/div&gt;</text:p>
      <text:p text:style-name="P1"><text:s text:c="16"/>&lt;/div&gt;</text:p>
      <text:p text:style-name="P1"><text:s text:c="16"/></text:p>
      <text:p text:style-name="P1"><text:s text:c="16"/>&lt;div class="warning-box"&gt;</text:p>
      <text:p text:style-name="P1"><text:s text:c="20"/>&lt;strong&gt;The Pattern Is Clear:&lt;/strong&gt;</text:p>
      <text:p text:style-name="P1"><text:s text:c="20"/>Human provides imagination and vision → AI executes perfectly → Result: Better than human alone.</text:p>
      <text:p text:style-name="P1"><text:s text:c="20"/>&lt;p style="margin-top: 15px;"&gt;Anybody not using AI in the future will be doomed. Why? Because their competitors ARE using AI and executing 10x better.&lt;/p&gt;</text:p>
      <text:p text:style-name="P1"><text:s text:c="16"/>&lt;/div&gt;</text:p>
      <text:p text:style-name="P1"><text:s text:c="12"/>&lt;/div&gt;</text:p>
      <text:p text:style-name="P1"/>
      <text:p text:style-name="P1"><text:s text:c="12"/>&lt;!-- Humanoid Standard Performance --&gt;</text:p>
      <text:p text:style-name="P1"><text:s text:c="12"/>&lt;div class="section"&gt;</text:p>
      <text:p text:style-name="P1"><text:s text:c="16"/>&lt;h2 class="section-title"&gt;📈 Humanoid Standard Performance Will Be Superior&lt;/h2&gt;</text:p>
      <text:p text:style-name="P1"><text:s text:c="16"/></text:p>
      <text:p text:style-name="P1"><text:s text:c="16"/>&lt;p style="font-size: 1.1em; margin-bottom: 30px;"&gt;Not in some tasks. In MOST tasks.&lt;/p&gt;</text:p>
      <text:p text:style-name="P1"><text:s text:c="16"/></text:p>
      <text:p text:style-name="P1"><text:s text:c="16"/>&lt;table style="width: 100%; border-collapse: collapse; margin: 20px 0;"&gt;</text:p>
      <text:p text:style-name="P1"><text:s text:c="20"/>&lt;thead style="background: linear-gradient(135deg, #667eea 0%, #764ba2 100%); color: white;"&gt;</text:p>
      <text:p text:style-name="P1"><text:s text:c="24"/>&lt;tr&gt;</text:p>
      <text:p text:style-name="P1"><text:s text:c="28"/>&lt;th style="padding: 15px; text-align: left;"&gt;Task&lt;/th&gt;</text:p>
      <text:p text:style-name="P1"><text:s text:c="28"/>&lt;th style="padding: 15px; text-align: left;"&gt;Human Performance&lt;/th&gt;</text:p>
      <text:p text:style-name="P1"><text:s text:c="28"/>&lt;th style="padding: 15px; text-align: left;"&gt;HR Performance&lt;/th&gt;</text:p>
      <text:p text:style-name="P1"><text:s text:c="28"/>&lt;th style="padding: 15px; text-align: center;"&gt;Winner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4"/>&lt;tr style="background: #f8f9fa;"&gt;</text:p>
      <text:p text:style-name="P1"><text:s text:c="28"/>&lt;td style="padding: 15px; border-bottom: 1px solid #ddd;"&gt;&lt;strong&gt;Driving&lt;/strong&gt;&lt;/td&gt;</text:p>
      <text:p text:style-name="P1"><text:s text:c="28"/>&lt;td style="padding: 15px; border-bottom: 1px solid #ddd;"&gt;1.5 deaths/100M miles, distracted, tired&lt;/td&gt;</text:p>
      <text:p text:style-name="P1"><text:s text:c="28"/>&lt;td style="padding: 15px; border-bottom: 1px solid #ddd;"&gt;&lt;0.01 deaths/100M miles, perfect attention&lt;/td&gt;</text:p>
      <text:p text:style-name="P1"><text:s text:c="28"/>&lt;td style="padding: 15px; text-align: center; border-bottom: 1px solid #ddd;"&gt;&lt;span style="background: #27ae60; color: white; padding: 5px 15px; border-radius: 15px; font-weight: 600;"&gt;HR (100x safer)&lt;/span&gt;&lt;/td&gt;</text:p>
      <text:p text:style-name="P1"><text:s text:c="24"/>&lt;/tr&gt;</text:p>
      <text:p text:style-name="P1"><text:s text:c="24"/>&lt;tr&gt;</text:p>
      <text:p text:style-name="P1"><text:s text:c="28"/>&lt;td style="padding: 15px; border-bottom: 1px solid #ddd;"&gt;&lt;strong&gt;Combat Rescue&lt;/strong&gt;&lt;/td&gt;</text:p>
      <text:p text:style-name="P1"><text:s text:c="28"/>&lt;td style="padding: 15px; border-bottom: 1px solid #ddd;"&gt;Fears death, hesitates under fire&lt;/td&gt;</text:p>
      <text:p text:style-name="P1"><text:s text:c="28"/>&lt;td style="padding: 15px; border-bottom: 1px solid #ddd;"&gt;No fear, runs into kill zone&lt;/td&gt;</text:p>
      <text:p text:style-name="P1"><text:s text:c="28"/>&lt;td style="padding: 15px; text-align: center; border-bottom: 1px solid #ddd;"&gt;&lt;span style="background: #27ae60; color: white; padding: 5px 15px; border-radius: 15px; font-weight: 600;"&gt;HR (saves more lives)&lt;/span&gt;&lt;/td&gt;</text:p>
      <text:p text:style-name="P1"><text:s text:c="24"/>&lt;/tr&gt;</text:p>
      <text:p text:style-name="P1"><text:s text:c="24"/>&lt;tr style="background: #f8f9fa;"&gt;</text:p>
      <text:p text:style-name="P1"><text:s text:c="28"/>&lt;td style="padding: 15px; border-bottom: 1px solid #ddd;"&gt;&lt;strong&gt;Manufacturing&lt;/strong&gt;&lt;/td&gt;</text:p>
      <text:p text:style-name="P1"><text:s text:c="28"/>&lt;td style="padding: 15px; border-bottom: 1px solid #ddd;"&gt;8 hours/day, needs breaks, errors&lt;/td&gt;</text:p>
      <text:p text:style-name="P1"><text:s text:c="28"/>&lt;td style="padding: 15px; border-bottom: 1px solid #ddd;"&gt;24 hours/day, no breaks, zero errors&lt;/td&gt;</text:p>
      <text:p text:style-name="P1"><text:s text:c="28"/>&lt;td style="padding: 15px; text-align: center; border-bottom: 1px solid #ddd;"&gt;&lt;span style="background: #27ae60; color: white; padding: 5px 15px; border-radius: 15px; font-weight: 600;"&gt;HR (3x output)&lt;/span&gt;&lt;/td&gt;</text:p>
      <text:p text:style-name="P1"><text:s text:c="24"/>&lt;/tr&gt;</text:p>
      <text:p text:style-name="P1"><text:s text:c="24"/>&lt;tr&gt;</text:p>
      <text:p text:style-name="P1"><text:s text:c="28"/>&lt;td style="padding: 15px; border-bottom: 1px solid #ddd;"&gt;&lt;strong&gt;Elderly Care&lt;/strong&gt;&lt;/td&gt;</text:p>
      <text:p text:style-name="P1"><text:s text:c="28"/>&lt;td style="padding: 15px; border-bottom: 1px solid #ddd;"&gt;Gets tired, limited patience&lt;/td&gt;</text:p>
      <text:p text:style-name="P1"><text:s text:c="28"/>&lt;td style="padding: 15px; border-bottom: 1px solid #ddd;"&gt;Never tired, infinite patience&lt;/td&gt;</text:p>
      <text:p text:style-name="P1"><text:s text:c="28"/>&lt;td style="padding: 15px; text-align: center; border-bottom: 1px solid #ddd;"&gt;&lt;span style="background: #27ae60; color: white; padding: 5px 15px; border-radius: 15px; font-weight: 600;"&gt;HR (better care)&lt;/span&gt;&lt;/td&gt;</text:p>
      <text:p text:style-name="P1"><text:s text:c="24"/>&lt;/tr&gt;</text:p>
      <text:p text:style-name="P1"><text:s text:c="24"/>&lt;tr style="background: #f8f9fa;"&gt;</text:p>
      <text:p text:style-name="P1"><text:s text:c="28"/>&lt;td style="padding: 15px;"&gt;&lt;strong&gt;Security Guard&lt;/strong&gt;&lt;/td&gt;</text:p>
      <text:p text:style-name="P1"><text:s text:c="28"/>&lt;td style="padding: 15px;"&gt;Gets bored, might sleep&lt;/td&gt;</text:p>
      <text:p text:style-name="P1"><text:s text:c="28"/>&lt;td style="padding: 15px;"&gt;Never bored, always vigilant&lt;/td&gt;</text:p>
      <text:p text:style-name="P1"><text:s text:c="28"/>&lt;td style="padding: 15px; text-align: center;"&gt;&lt;span style="background: #27ae60; color: white; padding: 5px 15px; border-radius: 15px; font-weight: 600;"&gt;HR (zero breaches)&lt;/span&gt;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6"/></text:p>
      <text:p text:style-name="P1"><text:s text:c="16"/>&lt;div class="highlight-box" style="margin-top: 30px;"&gt;</text:p>
      <text:p text:style-name="P1"><text:s text:c="20"/>&lt;h3&gt;The New Reality&lt;/h3&gt;</text:p>
      <text:p text:style-name="P1"><text:s text:c="20"/>&lt;p style="font-size: 1.2em;"&gt;For physical execution tasks (90% of physical labor):&lt;/p&gt;</text:p>
      <text:p text:style-name="P1"><text:s text:c="20"/>&lt;p style="font-size: 1.3em; font-weight: 600; margin-top: 15px;"&gt;Human + AI = Superior&lt;br&gt;Human alone = Obsolete&lt;/p&gt;</text:p>
      <text:p text:style-name="P1"><text:s text:c="20"/>&lt;p style="margin-top: 20px;"&gt;The only question: &lt;strong&gt;Who provides the AI platform?&lt;/strong&gt;&lt;/p&gt;</text:p>
      <text:p text:style-name="P1"><text:s text:c="20"/>&lt;p style="font-size: 1.2em; margin-top: 10px;"&gt;Us, Elon, or China.&lt;/p&gt;</text:p>
      <text:p text:style-name="P1"><text:s text:c="16"/>&lt;/div&gt;</text:p>
      <text:p text:style-name="P1"><text:s text:c="12"/>&lt;/div&gt;</text:p>
      <text:p text:style-name="P1"/>
      <text:p text:style-name="P1"><text:s text:c="12"/>&lt;!-- Call to Action --&gt;</text:p>
      <text:p text:style-name="P1"><text:s text:c="12"/>&lt;div class="cta-box"&gt;</text:p>
      <text:p text:style-name="P1"><text:s text:c="16"/>&lt;h2&gt;📧 Ready to Learn More?&lt;/h2&gt;</text:p>
      <text:p text:style-name="P1"><text:s text:c="16"/>&lt;p style="font-size: 1.2em; margin: 20px 0;"&gt;Continue reading the complete executive summary for:&lt;/p&gt;</text:p>
      <text:p text:style-name="P1"><text:s text:c="16"/>&lt;ul style="text-align: left; max-width: 600px; margin: 20px auto;"&gt;</text:p>
      <text:p text:style-name="P1"><text:s text:c="20"/>&lt;li&gt;Plan A: Rapid Execution to Market Dominance&lt;/li&gt;</text:p>
      <text:p text:style-name="P1"><text:s text:c="20"/>&lt;li&gt;The Michelin Chef Marketplace&lt;/li&gt;</text:p>
      <text:p text:style-name="P1"><text:s text:c="20"/>&lt;li&gt;Spin-Off Portfolio Strategy&lt;/li&gt;</text:p>
      <text:p text:style-name="P1"><text:s text:c="20"/>&lt;li&gt;Financial Projections &amp; Returns&lt;/li&gt;</text:p>
      <text:p text:style-name="P1"><text:s text:c="20"/>&lt;li&gt;The NVIDIA Strategic Opportunity&lt;/li&gt;</text:p>
      <text:p text:style-name="P1"><text:s text:c="20"/>&lt;li&gt;Founder Protection Terms&lt;/li&gt;</text:p>
      <text:p text:style-name="P1"><text:s text:c="16"/>&lt;/ul&gt;</text:p>
      <text:p text:style-name="P1"><text:s text:c="16"/>&lt;p style="margin-top: 30px; font-size: 1.3em; font-weight: 600;"&gt;This is the "Android moment" for robotics.&lt;/p&gt;</text:p>
      <text:p text:style-name="P1"><text:s text:c="16"/>&lt;p style="font-size: 1.1em; margin-top: 10px;"&gt;The platform winner will be decided in the next 12 months.&lt;/p&gt;</text:p>
      <text:p text:style-name="P1"><text:s text:c="12"/>&lt;/div&gt;</text:p>
      <text:p text:style-name="P1"/>
      <text:p text:style-name="P1"><text:s text:c="12"/>&lt;!-- Contact --&gt;</text:p>
      <text:p text:style-name="P1"><text:s text:c="12"/>&lt;div class="section" style="text-align: center; padding: 40px 0;"&gt;</text:p>
      <text:p text:style-name="P1"><text:s text:c="16"/>&lt;h2 class="section-title" style="text-align: center; border: none;"&gt;📞 Let's Talk&lt;/h2&gt;</text:p>
      <text:p text:style-name="P1"><text:s text:c="16"/>&lt;p style="font-size: 1.2em; margin-bottom: 30px;"&gt;</text:p>
      <text:p text:style-name="P1"><text:s text:c="20"/>&lt;strong&gt;Meir Niv&lt;/strong&gt;&lt;br&gt;</text:p>
      <text:p text:style-name="P1"><text:s text:c="20"/>Founder &amp; Chairman, HaGOLEM&lt;br&gt;</text:p>
      <text:p text:style-name="P1"><text:s text:c="20"/>45 Years Engineering Experience</text:p>
      <text:p text:style-name="P1"><text:s text:c="16"/>&lt;/p&gt;</text:p>
      <text:p text:style-name="P1"><text:s text:c="16"/>&lt;div style="margin: 20px 0;"&gt;</text:p>
      <text:p text:style-name="P1"><text:soft-page-break/><text:s text:c="20"/>&lt;a href="https://www.mayyamw.com/hagolem" style="color: #667eea; text-decoration: none; font-weight: 600; font-size: 1.1em;"&gt;🌐 mayyamw.com/hagolem&lt;/a&gt;</text:p>
      <text:p text:style-name="P1"><text:s text:c="16"/>&lt;/div&gt;</text:p>
      <text:p text:style-name="P1"><text:s text:c="16"/>&lt;div style="margin: 20px 0;"&gt;</text:p>
      <text:p text:style-name="P1"><text:s text:c="20"/>&lt;a href="http://meirniv.pythonanywhere.com/orders" target="_blank" style="color: #667eea; text-decoration: none; font-weight: 600; font-size: 1.1em;"&gt;📊 Live Trading Proof: meirniv.pythonanywhere.com/orders&lt;/a&gt;</text:p>
      <text:p text:style-name="P1"><text:s text:c="16"/>&lt;/div&gt;</text:p>
      <text:p text:style-name="P1"><text:s text:c="12"/>&lt;/div&gt;</text:p>
      <text:p text:style-name="P1"/>
      <text:p text:style-name="P1"><text:s text:c="8"/>&lt;/div&gt;</text:p>
      <text:p text:style-name="P1"><text:s text:c="8"/></text:p>
      <text:p text:style-name="P1"><text:s text:c="8"/>&lt;div class="footer"&gt;</text:p>
      <text:p text:style-name="P1"><text:s text:c="12"/>&lt;p style="margin-bottom: 15px; font-size: 1.1em;"&gt;&lt;strong&gt;The Einstein Confidence&lt;/strong&gt;&lt;/p&gt;</text:p>
      <text:p text:style-name="P1"><text:s text:c="12"/>&lt;p style="font-style: italic; max-width: 700px; margin: 20px auto; line-height: 1.8;"&gt;"In 1919, someone asked Einstein: 'What if the experiment shows you're wrong?' Einstein replied: 'Then I would feel sorry for the dear Lord. The theory is correct.'"&lt;/p&gt;</text:p>
      <text:p text:style-name="P1"><text:s text:c="12"/>&lt;p style="margin-top: 30px; font-size: 1.1em;"&gt;I have that same confidence about this opportunity.&lt;/p&gt;</text:p>
      <text:p text:style-name="P1"><text:s text:c="12"/>&lt;p style="margin-top: 15px;"&gt;Not arrogance. Pattern recognition.&lt;/p&gt;</text:p>
      <text:p text:style-name="P1"><text:s text:c="12"/>&lt;p style="margin-top: 30px; font-size: 0.9em; opacity: 0.7;"&gt;© 2025 HaGOLEM. All rights reserved.&lt;/p&gt;</text:p>
      <text:p text:style-name="P1"><text:s text:c="8"/>&lt;/div&gt;</text:p>
      <text:p text:style-name="P1"><text:s text:c="4"/>&lt;/div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09:16:15.818427600</meta:creation-date>
    <dc:date>2025-11-29T09:19:04.024535200</dc:date>
    <meta:editing-duration>PT2M48S</meta:editing-duration>
    <meta:editing-cycles>1</meta:editing-cycles>
    <meta:document-statistic meta:table-count="0" meta:image-count="0" meta:object-count="0" meta:page-count="7" meta:paragraph-count="586" meta:word-count="2254" meta:character-count="27674" meta:non-whitespace-character-count="17061"/>
    <meta:generator>LibreOffice/25.8.3.2$Windows_X86_64 LibreOffice_project/8ca8d55c161d602844f5428fa4b58097424e324e</meta:generator>
  </office:meta>
</office:document-meta>
</file>